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F000003368F33E1D4.png" manifest:media-type="image/png"/>
  <manifest:file-entry manifest:full-path="Pictures/10000201000003D2000002DC7ADA92D2.png" manifest:media-type="image/png"/>
  <manifest:file-entry manifest:full-path="Pictures/100013560000311100004823E765C353.svg" manifest:media-type="image/svg+xml"/>
  <manifest:file-entry manifest:full-path="Pictures/10000201000001B800000052F1A0B5A6.png" manifest:media-type="image/png"/>
  <manifest:file-entry manifest:full-path="Pictures/10000201000001B8000001A4AA93C932.png" manifest:media-type="image/png"/>
  <manifest:file-entry manifest:full-path="Pictures/10000201000003CF00000107226547DC.png" manifest:media-type="image/png"/>
  <manifest:file-entry manifest:full-path="Pictures/10000201000003CF00000108D46019AE.png" manifest:media-type="image/png"/>
  <manifest:file-entry manifest:full-path="Pictures/10000201000003E0000001A1F6A73BB4.png" manifest:media-type="image/png"/>
  <manifest:file-entry manifest:full-path="Pictures/10000201000003E0000001A19537CCDD.png" manifest:media-type="image/png"/>
  <manifest:file-entry manifest:full-path="Pictures/100002010000012C000000696A7465C6.png" manifest:media-type="image/png"/>
  <manifest:file-entry manifest:full-path="Pictures/100002010000007800000084D4420E26.png" manifest:media-type="image/png"/>
  <manifest:file-entry manifest:full-path="Pictures/10000201000003E0000000F5AF48EACB.png" manifest:media-type="image/png"/>
  <manifest:file-entry manifest:full-path="Pictures/10000201000003E0000001814BA3F7D6.png" manifest:media-type="image/png"/>
  <manifest:file-entry manifest:full-path="Pictures/100002010000027E000000DE0F9B3EF4.png" manifest:media-type="image/png"/>
  <manifest:file-entry manifest:full-path="Pictures/10000201000003E000000073C0ED673A.png" manifest:media-type="image/png"/>
  <manifest:file-entry manifest:full-path="Pictures/1000196B00000A8000000B9D877C3803.svg" manifest:media-type="image/svg+xml"/>
  <manifest:file-entry manifest:full-path="Pictures/10000201000003E0000000F55FD593BB.png" manifest:media-type="image/png"/>
  <manifest:file-entry manifest:full-path="Pictures/10000201000003CF000000683FC91FFD.png" manifest:media-type="image/png"/>
  <manifest:file-entry manifest:full-path="Pictures/10000201000003CF000000691BC7A0E2.png" manifest:media-type="image/png"/>
  <manifest:file-entry manifest:full-path="Pictures/10000000000001E00000016841AAFB60.jpg" manifest:media-type="image/jpeg"/>
  <manifest:file-entry manifest:full-path="Pictures/10000201000003E00000018257C4D39B.png" manifest:media-type="image/png"/>
  <manifest:file-entry manifest:full-path="Pictures/1000020100000181000000D744E9A55E.png" manifest:media-type="image/png"/>
  <manifest:file-entry manifest:full-path="Pictures/10000201000003E0000000CA293510A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u 1C3" svg:font-family="'Migu 1C'" style:font-pitch="variable"/>
    <style:font-face style:name="Migu 1C2" svg:font-family="'Migu 1C'" style:font-adornments="標準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97cm"/>
    </style:style>
    <style:style style:name="gr5" style:family="graphic" style:parent-style-name="standard">
      <style:graphic-properties draw:stroke="none" draw:fill-color="#83cc83" draw:textarea-horizontal-align="justify" draw:textarea-vertical-align="middle" draw:auto-grow-height="false" fo:min-height="1.05cm" fo:min-width="14.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7" style:family="graphic" style:parent-style-name="standard">
      <style:graphic-properties draw:stroke="none" draw:fill-color="#83cc83" draw:textarea-horizontal-align="justify" draw:textarea-vertical-align="middle" draw:auto-grow-height="false" fo:min-height="8.326cm" fo:min-width="1.4cm"/>
    </style:style>
    <style:style style:name="gr8" style:family="graphic" style:parent-style-name="standard">
      <style:graphic-properties svg:stroke-width="0.2cm" svg:stroke-color="#83cc83" draw:marker-start-width="0.5cm" draw:marker-end-width="0.5cm" draw:fill-color="#ffffff" draw:textarea-horizontal-align="justify" draw:textarea-vertical-align="middle" draw:auto-grow-height="false" fo:min-height="2.514cm" fo:min-width="11.338cm" fo:padding-top="0.225cm" fo:padding-bottom="0.225cm" fo:padding-left="0.35cm" fo:padding-right="0.35cm" fo:wrap-option="no-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856cm" fo:min-width="17.218cm" fo:padding-top="0.15cm" fo:padding-bottom="0.15cm" fo:padding-left="0.275cm" fo:padding-right="0.275cm" fo:wrap-option="wrap" draw:shadow-opacity="80%"/>
    </style:style>
    <style:style style:name="gr11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1.898cm" fo:min-width="12.685cm" fo:padding-top="0.225cm" fo:padding-bottom="0.225cm" fo:padding-left="0.35cm" fo:padding-right="0.35cm"/>
    </style:style>
    <style:style style:name="gr12" style:family="graphic" style:parent-style-name="objectwithoutfill">
      <style:graphic-properties svg:stroke-width="0.2cm" svg:stroke-color="#83cc83" draw:marker-start-width="0.65cm" draw:marker-end-width="0.65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488cm" fo:min-width="21.35cm" fo:padding-top="0.15cm" fo:padding-bottom="0.15cm" fo:padding-left="0.275cm" fo:padding-right="0.275cm" fo:wrap-option="wrap" draw:shadow-opacity="80%"/>
    </style:style>
    <style:style style:name="gr14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0.814cm" fo:min-width="3.764cm" fo:padding-top="0.225cm" fo:padding-bottom="0.225cm" fo:padding-left="0.35cm" fo:padding-right="0.35cm"/>
    </style:style>
    <style:style style:name="gr1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48cm" fo:min-width="19.798cm" fo:padding-top="0.15cm" fo:padding-bottom="0.15cm" fo:padding-left="0.275cm" fo:padding-right="0.275cm" fo:wrap-option="wrap" draw:shadow-opacity="80%"/>
    </style:style>
    <style:style style:name="gr16" style:family="graphic" style:parent-style-name="standard">
      <style:graphic-properties svg:stroke-width="0.1cm" svg:stroke-color="#808080" draw:marker-start-width="0.35cm" draw:marker-end-width="0.35cm" draw:fill-color="#ffffff" draw:textarea-horizontal-align="justify" draw:textarea-vertical-align="middle" draw:auto-grow-height="false" fo:min-height="0.138cm" fo:min-width="1.516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08cm"/>
    </style:style>
    <style:style style:name="gr18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588cm" fo:min-width="18.338cm" fo:padding-top="0.15cm" fo:padding-bottom="0.15cm" fo:padding-left="0.275cm" fo:padding-right="0.275cm" fo:wrap-option="wrap" draw:shadow-opacity="80%"/>
    </style:style>
    <style:style style:name="gr19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-color="#83cc83" draw:textarea-horizontal-align="justify" draw:textarea-vertical-align="middle" draw:auto-grow-height="false" fo:min-height="1.974cm" fo:min-width="4.316cm" fo:wrap-option="no-wrap"/>
    </style:style>
    <style:style style:name="gr21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588cm" fo:min-width="20.538cm" fo:padding-top="0.15cm" fo:padding-bottom="0.15cm" fo:padding-left="0.275cm" fo:padding-right="0.275cm" fo:wrap-option="wrap" draw:shadow-opacity="80%"/>
    </style:style>
    <style:style style:name="gr22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1.898cm" fo:min-width="10.248cm" fo:padding-top="0.225cm" fo:padding-bottom="0.225cm" fo:padding-left="0.35cm" fo:padding-right="0.35cm"/>
    </style:style>
    <style:style style:name="gr2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-color="#83cc83" draw:textarea-horizontal-align="justify" draw:textarea-vertical-align="middle" draw:auto-grow-height="false" fo:min-height="0.75cm" fo:min-width="2.65cm"/>
    </style:style>
    <style:style style:name="gr25" style:family="graphic" style:parent-style-name="standard">
      <style:graphic-properties draw:stroke="none" draw:fill-color="#83cc83" draw:textarea-horizontal-align="justify" draw:textarea-vertical-align="middle" draw:auto-grow-height="false" fo:min-height="2.551cm" fo:min-width="0.4cm"/>
    </style:style>
    <style:style style:name="pr1" style:family="presentation" style:parent-style-name="top-title">
      <style:graphic-properties fo:min-height="1.678cm"/>
    </style:style>
    <style:style style:name="pr2" style:family="presentation" style:parent-style-name="top-title">
      <style:graphic-properties fo:min-height="6.285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Question02_20_h1-title">
      <style:graphic-properties draw:auto-grow-height="true" fo:min-height="5.2cm"/>
    </style:style>
    <style:style style:name="pr5" style:family="presentation" style:parent-style-name="Question02_20_h1-notes">
      <style:graphic-properties draw:fill-color="#ffffff" draw:auto-grow-height="true" fo:min-height="13.364cm"/>
    </style:style>
    <style:style style:name="pr6" style:family="presentation" style:parent-style-name="Question01_20_h1_5f_-title">
      <style:graphic-properties draw:auto-grow-height="true" fo:min-height="2.4cm"/>
    </style:style>
    <style:style style:name="pr7" style:family="presentation" style:parent-style-name="Question01_20_h1_5f_-notes">
      <style:graphic-properties draw:fill-color="#ffffff" draw:auto-grow-height="true" fo:min-height="13.364cm"/>
    </style:style>
    <style:style style:name="pr8" style:family="presentation" style:parent-style-name="標準_20_2-title">
      <style:graphic-properties draw:auto-grow-height="true" fo:min-height="3.506cm"/>
    </style:style>
    <style:style style:name="pr9" style:family="presentation" style:parent-style-name="標準_20_2-notes">
      <style:graphic-properties draw:fill-color="#ffffff" draw:auto-grow-height="true" fo:min-height="13.364cm"/>
    </style:style>
    <style:style style:name="pr10" style:family="presentation" style:parent-style-name="標準_20_4-title">
      <style:graphic-properties draw:auto-grow-height="true" fo:min-height="3.506cm"/>
    </style:style>
    <style:style style:name="pr11" style:family="presentation" style:parent-style-name="標準_20_4-notes">
      <style:graphic-properties draw:fill-color="#ffffff" draw:auto-grow-height="true" fo:min-height="13.364cm"/>
    </style:style>
    <style:style style:name="pr12" style:family="presentation" style:parent-style-name="Question01_20_h1_5f_-title">
      <style:graphic-properties fo:min-height="2.4cm"/>
    </style:style>
    <style:style style:name="pr13" style:family="presentation" style:parent-style-name="Question01_20_h1_5f_-notes">
      <style:graphic-properties draw:fill-color="#ffffff" fo:min-height="13.364cm"/>
    </style:style>
    <style:style style:name="pr14" style:family="presentation" style:parent-style-name="標準_20_6-title">
      <style:graphic-properties draw:auto-grow-height="true" fo:min-height="3.506cm"/>
    </style:style>
    <style:style style:name="pr15" style:family="presentation" style:parent-style-name="標準_20_6-notes">
      <style:graphic-properties draw:fill-color="#ffffff" draw:auto-grow-height="true" fo:min-height="13.364cm"/>
    </style:style>
    <style:style style:name="P1" style:family="paragraph">
      <style:text-properties fo:color="#83cc83" style:font-name="Migu 1C" fo:font-size="60pt" style:font-name-asian="Migu 1C" style:font-size-asian="60pt" style:font-size-complex="60pt"/>
    </style:style>
    <style:style style:name="P2" style:family="paragraph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Migu 1C" style:font-name-asian="Migu 1C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color="#83cc83" fo:font-weight="bold" style:font-size-asian="18pt" style:font-weight-asian="bold" style:font-weight-complex="bold"/>
    </style:style>
    <style:style style:name="P10" style:family="paragraph">
      <loext:graphic-properties draw:fill-color="#83cc83"/>
      <style:paragraph-properties fo:text-align="center"/>
    </style:style>
    <style:style style:name="P11" style:family="paragraph">
      <loext:graphic-properties draw:fill="none" draw:fill-color="#ffffff"/>
      <style:text-properties fo:color="#83cc83" style:font-name="Migu 1C3" fo:font-size="96pt" fo:font-weight="bold" style:font-size-asian="96pt" style:font-weight-asian="bold" style:font-size-complex="96pt" style:font-weight-complex="bold"/>
    </style:style>
    <style:style style:name="P12" style:family="paragraph">
      <loext:graphic-properties draw:fill-color="#ffffff"/>
      <style:text-properties fo:font-size="28.1000003814697pt" style:font-size-asian="20pt"/>
    </style:style>
    <style:style style:name="P13" style:family="paragraph">
      <loext:graphic-properties draw:fill-color="#ffffff"/>
      <style:paragraph-properties fo:text-align="center"/>
      <style:text-properties fo:color="#666666" fo:font-size="24pt" style:font-size-asian="24pt" style:font-size-complex="24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loext:graphic-properties draw:fill-color="#ffffff" draw:opacity="80%"/>
      <style:paragraph-properties fo:text-align="center"/>
      <style:text-properties fo:color="#279227" style:font-name="Migu 1C3" fo:font-size="18pt" style:font-name-asian="Migu 1C3" style:font-size-asian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paragraph-properties fo:text-align="end"/>
      <style:text-properties fo:color="#83cc83" style:font-name="Migu 1C" fo:font-weight="bold" style:font-name-asian="Migu 1C" style:font-weight-asian="bold" style:font-weight-complex="bold"/>
    </style:style>
    <style:style style:name="P18" style:family="paragraph">
      <loext:graphic-properties draw:fill-color="#83cc83"/>
      <style:paragraph-properties fo:text-align="center"/>
      <style:text-properties fo:color="#ffffff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style:font-name="Migu 1C" style:font-name-asian="Migu 1C"/>
    </style:style>
    <style:style style:name="T4" style:family="text">
      <style:text-properties fo:color="#83cc83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83cc83" style:font-name="Migu 1C3" fo:font-size="96pt" fo:font-weight="bold" style:font-size-asian="96pt" style:font-weight-asian="bold" style:font-size-complex="96pt" style:font-weight-complex="bold"/>
    </style:style>
    <style:style style:name="T6" style:family="text">
      <style:text-properties fo:color="#666666"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279227" style:font-name="Migu 1C3" fo:font-size="32pt" style:font-name-asian="Migu 1C3" style:font-size-asian="32pt" style:font-size-complex="32pt"/>
    </style:style>
    <style:style style:name="T9" style:family="text"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T10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17.6cm" svg:height="1.678cm" svg:x="0.6cm" svg:y="0.573cm" presentation:class="title" presentation:user-transformed="true">
          <draw:text-box>
            <text:p><text:span text:style-name="T1">Gramin</text:span><text:span text:style-name="T1">（ぐらみん）へようこそ！</text:span></text:p>
          </draw:text-box>
        </draw:frame>
        <draw:frame presentation:style-name="pr2" draw:text-style-name="P2" draw:layer="layout" svg:width="22.6cm" svg:height="6.285cm" svg:x="3.2cm" svg:y="6.25cm" presentation:class="title" presentation:user-transformed="true">
          <draw:text-box>
            <text:p><text:span text:style-name="T2">座標について知ろ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6A7465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Question02_20_h1" presentation:presentation-page-layout-name="AL2T19">
        <office:forms form:automatic-focus="false" form:apply-design-mode="false"/>
        <draw:frame presentation:style-name="pr4" draw:text-style-name="P5" draw:layer="layout" svg:width="22.599cm" svg:height="5.2cm" svg:x="5.2cm" svg:y="5.8cm" presentation:class="title">
          <draw:text-box>
            <text:p><text:span text:style-name="T3">座標（ざひょう）ってなに？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Question01_20_h1_5f_" presentation:presentation-page-layout-name="AL2T19">
        <office:forms form:automatic-focus="false" form:apply-design-mode="false"/>
        <draw:frame draw:style-name="gr3" draw:text-style-name="P7" draw:layer="layout" svg:width="19cm" svg:height="14.248cm" svg:x="2.4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6" draw:layer="layout" svg:width="25.199cm" svg:height="2.4cm" svg:x="0.201cm" svg:y="2.5cm" presentation:class="title">
          <draw:text-box>
            <text:p>座標（ざひょう）ってなに？（1）</text:p>
          </draw:text-box>
        </draw:frame>
        <draw:frame draw:style-name="gr4" draw:text-style-name="P9" draw:layer="layout" svg:width="27cm" svg:height="2.347cm" svg:x="0.6cm" svg:y="6.004cm">
          <draw:text-box>
            <text:p text:style-name="P8"><text:span text:style-name="T4">場所を表す言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Question01_20_h1_5f_" presentation:presentation-page-layout-name="AL2T19">
        <office:forms form:automatic-focus="false" form:apply-design-mode="false"/>
        <draw:frame draw:style-name="gr3" draw:text-style-name="P7" draw:layer="layout" svg:width="16.2cm" svg:height="12.148cm" svg:x="2.4cm" svg:y="8.152cm">
          <draw:image xlink:href="Pictures/10000000000001E00000016841AAFB60.jpg" xlink:type="simple" xlink:show="embed" xlink:actuate="onLoad">
            <text:p/>
          </draw:image>
        </draw:frame>
        <draw:frame presentation:style-name="pr6" draw:layer="layout" svg:width="25.199cm" svg:height="2.4cm" svg:x="0.201cm" svg:y="2.5cm" presentation:class="title">
          <draw:text-box>
            <text:p>座標（ざひょう）ってなに？（2）</text:p>
          </draw:text-box>
        </draw:frame>
        <draw:frame draw:style-name="gr4" draw:text-style-name="P9" draw:layer="layout" svg:width="27cm" svg:height="2.347cm" svg:x="0.6cm" svg:y="6.004cm">
          <draw:text-box>
            <text:p text:style-name="P8"><text:span text:style-name="T4">横のことを「</text:span><text:span text:style-name="T4">X</text:span><text:span text:style-name="T4">（エックス）」という</text:span></text:p>
          </draw:text-box>
        </draw:frame>
        <draw:custom-shape draw:style-name="gr5" draw:text-style-name="P10" draw:layer="layout" svg:width="16.8cm" svg:height="2.6cm" svg:x="2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1" draw:layer="layout" svg:width="4.6cm" svg:height="4.976cm" svg:x="21.4cm" svg:y="11.6cm">
          <draw:text-box>
            <text:p><text:span text:style-name="T5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Question01_20_h1_5f_" presentation:presentation-page-layout-name="AL2T19">
        <office:forms form:automatic-focus="false" form:apply-design-mode="false"/>
        <draw:frame draw:style-name="gr3" draw:text-style-name="P7" draw:layer="layout" svg:width="16.2cm" svg:height="12.148cm" svg:x="2.4cm" svg:y="8.152cm">
          <draw:image xlink:href="Pictures/10000000000001E00000016841AAFB60.jpg" xlink:type="simple" xlink:show="embed" xlink:actuate="onLoad">
            <text:p/>
          </draw:image>
        </draw:frame>
        <draw:frame presentation:style-name="pr6" draw:layer="layout" svg:width="25.199cm" svg:height="2.4cm" svg:x="0.201cm" svg:y="2.5cm" presentation:class="title">
          <draw:text-box>
            <text:p>座標（ざひょう）ってなに？（3）</text:p>
          </draw:text-box>
        </draw:frame>
        <draw:frame draw:style-name="gr4" draw:text-style-name="P9" draw:layer="layout" svg:width="27cm" svg:height="2.347cm" svg:x="0.6cm" svg:y="6.004cm">
          <draw:text-box>
            <text:p text:style-name="P8"><text:span text:style-name="T4">縦のことを「</text:span><text:span text:style-name="T4">Y</text:span><text:span text:style-name="T4">（ワイ）」という</text:span></text:p>
          </draw:text-box>
        </draw:frame>
        <draw:frame draw:style-name="gr6" draw:text-style-name="P11" draw:layer="layout" svg:width="4.6cm" svg:height="4.976cm" svg:x="21.4cm" svg:y="11.6cm">
          <draw:text-box>
            <text:p><text:span text:style-name="T5">Y</text:span></text:p>
          </draw:text-box>
        </draw:frame>
        <draw:custom-shape draw:style-name="gr7" draw:text-style-name="P10" draw:layer="layout" svg:width="3.8cm" svg:height="9.8cm" svg:x="8.6cm" svg:y="9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_20_2" presentation:presentation-page-layout-name="AL2T19">
        <draw:frame presentation:style-name="pr8" draw:layer="layout" svg:width="23.2cm" svg:height="3.506cm" svg:x="1.4cm" svg:y="6.891cm" presentation:class="title">
          <draw:text-box>
            <text:p>ステージの座標を知ろう！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Question01_20_h1_5f_" presentation:presentation-page-layout-name="AL2T19">
        <draw:frame draw:style-name="gr3" draw:text-style-name="P7" draw:layer="layout" svg:width="19cm" svg:height="14.248cm" svg:x="2.4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6" draw:layer="layout" svg:width="25.199cm" svg:height="2.4cm" svg:x="0.201cm" svg:y="2.5cm" presentation:class="title">
          <draw:text-box>
            <text:p>ステージの座標を知ろう（1）</text:p>
          </draw:text-box>
        </draw:frame>
        <draw:custom-shape draw:style-name="gr8" draw:text-style-name="P13" draw:layer="layout" svg:width="13cm" svg:height="3.2cm" svg:x="13.6cm" svg:y="15.6cm">
          <text:p text:style-name="P3"><text:span text:style-name="T6">ステージの中央は</text:span></text:p>
          <text:p text:style-name="P3"><text:span text:style-name="T6">X</text:span><text:span text:style-name="T6">座標が０、</text:span><text:span text:style-name="T6">Y</text:span><text:span text:style-name="T6">座標が０</text:span></text:p>
          <draw:enhanced-geometry svg:viewBox="0 0 21600 21600" draw:text-areas="800 800 20800 20800" draw:type="round-rectangular-callout" draw:modifiers="-1123.11360664564 -13171.88378631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Question01_20_h1_5f_" presentation:presentation-page-layout-name="AL2T19">
        <draw:frame draw:style-name="gr3" draw:text-style-name="P7" draw:layer="layout" svg:width="19cm" svg:height="14.248cm" svg:x="2.4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6" draw:layer="layout" svg:width="25.199cm" svg:height="2.4cm" svg:x="0.201cm" svg:y="2.5cm" presentation:class="title">
          <draw:text-box>
            <text:p>ステージの座標を知ろう（2）</text:p>
          </draw:text-box>
        </draw:frame>
        <draw:custom-shape draw:style-name="gr8" draw:text-style-name="P13" draw:layer="layout" svg:width="13cm" svg:height="3.2cm" svg:x="13.6cm" svg:y="15.6cm">
          <text:p text:style-name="P3"><text:span text:style-name="T6">ステージの右はしは</text:span></text:p>
          <text:p text:style-name="P3"><text:span text:style-name="T6">X</text:span><text:span text:style-name="T6">座標が</text:span><text:span text:style-name="T6">240</text:span><text:span text:style-name="T6">、</text:span><text:span text:style-name="T6">Y</text:span><text:span text:style-name="T6">座標が０</text:span></text:p>
          <draw:enhanced-geometry svg:viewBox="0 0 21600 21600" draw:text-areas="800 800 20800 20800" draw:type="round-rectangular-callout" draw:modifiers="13482.3475117299 -11275.72633552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Question01_20_h1_5f_" presentation:presentation-page-layout-name="AL2T19">
        <draw:frame draw:style-name="gr3" draw:text-style-name="P7" draw:layer="layout" svg:width="19cm" svg:height="14.248cm" svg:x="6.4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6" draw:layer="layout" svg:width="25.199cm" svg:height="2.4cm" svg:x="0.201cm" svg:y="2.5cm" presentation:class="title">
          <draw:text-box>
            <text:p>ステージの座標を知ろう（3）</text:p>
          </draw:text-box>
        </draw:frame>
        <draw:custom-shape draw:style-name="gr8" draw:text-style-name="P13" draw:layer="layout" svg:width="13cm" svg:height="3.2cm" svg:x="1.6cm" svg:y="15.6cm">
          <text:p text:style-name="P3"><text:span text:style-name="T6">ステージの左はしは</text:span></text:p>
          <text:p text:style-name="P3"><text:span text:style-name="T6">X</text:span><text:span text:style-name="T6">座標が </text:span><text:span text:style-name="T6">-240</text:span><text:span text:style-name="T6">、</text:span><text:span text:style-name="T6">Y</text:span><text:span text:style-name="T6">座標が０</text:span></text:p>
          <draw:enhanced-geometry svg:viewBox="0 0 21600 21600" draw:text-areas="800 800 20800 20800" draw:type="round-rectangular-callout" draw:modifiers="8077.77863241289 -11552.38987816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Question01_20_h1_5f_" presentation:presentation-page-layout-name="AL2T19">
        <draw:frame draw:style-name="gr3" draw:text-style-name="P7" draw:layer="layout" svg:width="19cm" svg:height="14.248cm" svg:x="4.5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6" draw:layer="layout" svg:width="25.199cm" svg:height="2.4cm" svg:x="0.201cm" svg:y="2.5cm" presentation:class="title">
          <draw:text-box>
            <text:p>ステージの座標を知ろう（4）</text:p>
          </draw:text-box>
        </draw:frame>
        <draw:custom-shape draw:style-name="gr8" draw:text-style-name="P13" draw:layer="layout" svg:width="13cm" svg:height="3.2cm" svg:x="0.2cm" svg:y="8cm">
          <text:p text:style-name="P3"><text:span text:style-name="T6">ステージの上はしは</text:span></text:p>
          <text:p text:style-name="P3"><text:span text:style-name="T6">X</text:span><text:span text:style-name="T6">座標が０、</text:span><text:span text:style-name="T6">Y</text:span><text:span text:style-name="T6">座標が </text:span><text:span text:style-name="T6">180</text:span></text:p>
          <draw:enhanced-geometry svg:viewBox="0 0 21600 21600" draw:text-areas="800 800 20800 20800" draw:type="round-rectangular-callout" draw:modifiers="20940.4199676948 -10641.42455482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Question01_20_h1_5f_" presentation:presentation-page-layout-name="AL2T19">
        <draw:frame draw:style-name="gr3" draw:text-style-name="P7" draw:layer="layout" svg:width="19cm" svg:height="14.248cm" svg:x="4.5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6" draw:layer="layout" svg:width="25.199cm" svg:height="2.4cm" svg:x="0.201cm" svg:y="2.5cm" presentation:class="title">
          <draw:text-box>
            <text:p>ステージの座標を知ろう（5）</text:p>
          </draw:text-box>
        </draw:frame>
        <draw:custom-shape draw:style-name="gr8" draw:text-style-name="P13" draw:layer="layout" svg:width="13cm" svg:height="3.2cm" svg:x="0.6cm" svg:y="15cm">
          <text:p text:style-name="P3"><text:span text:style-name="T6">ステージの下はしは</text:span></text:p>
          <text:p text:style-name="P3"><text:span text:style-name="T6">X</text:span><text:span text:style-name="T6">座標が０、</text:span><text:span text:style-name="T6">Y</text:span><text:span text:style-name="T6">座標が </text:span><text:span text:style-name="T6">-180</text:span></text:p>
          <draw:enhanced-geometry svg:viewBox="0 0 21600 21600" draw:text-areas="800 800 20800 20800" draw:type="round-rectangular-callout" draw:modifiers="21139.789246981 32315.65135895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_20_4" presentation:presentation-page-layout-name="AL2T19">
        <draw:frame presentation:style-name="pr10" draw:layer="layout" svg:width="23.799cm" svg:height="3.506cm" svg:x="3.8cm" svg:y="6.89cm" presentation:class="title">
          <draw:text-box>
            <text:p>座標を命令してみよう！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Question01_20_h1_5f_" presentation:presentation-page-layout-name="AL2T19">
        <draw:frame draw:style-name="gr9" draw:text-style-name="P7" draw:layer="layout" svg:width="12.072cm" svg:height="4.2cm" svg:x="15.128cm" svg:y="12cm">
          <draw:image xlink:href="Pictures/100002010000027E000000DE0F9B3EF4.png" xlink:type="simple" xlink:show="embed" xlink:actuate="onLoad">
            <text:p/>
          </draw:image>
        </draw:frame>
        <draw:frame draw:style-name="gr9" draw:text-style-name="P7" draw:layer="layout" svg:width="11.814cm" svg:height="2.2cm" svg:x="1.8cm" svg:y="9.8cm">
          <draw:image xlink:href="Pictures/10000201000001B800000052F1A0B5A6.png" xlink:type="simple" xlink:show="embed" xlink:actuate="onLoad">
            <text:p/>
          </draw:image>
        </draw:frame>
        <draw:frame presentation:style-name="pr12" draw:text-style-name="P14" draw:layer="layout" svg:width="25.199cm" svg:height="2.4cm" svg:x="0.201cm" svg:y="2.5cm" presentation:class="title" presentation:user-transformed="true">
          <draw:text-box>
            <text:p><text:span text:style-name="T7">座標を命令してみよう！（１）</text:span></text:p>
          </draw:text-box>
        </draw:frame>
        <draw:custom-shape draw:style-name="gr10" draw:text-style-name="P15" draw:layer="layout" svg:width="18cm" svg:height="2.388cm" svg:x="2.1cm" svg:y="6.212cm">
          <text:p text:style-name="P3"><text:span text:style-name="T8">座標はこのブロックで命令でき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3.637cm" svg:height="2.6cm" svg:x="0.8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10.8cm" svg:y1="8.6cm" svg:x2="7.2cm" svg:y2="9.6cm">
          <text:p/>
        </draw:line>
        <draw:custom-shape draw:style-name="gr13" draw:text-style-name="P15" draw:layer="layout" svg:width="22.2cm" svg:height="3.088cm" svg:x="4cm" svg:y="17.4cm">
          <text:p text:style-name="P3"><text:span text:style-name="T8">スプライトの今いる場所はスクリプトエリアの上に書いてある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4.6cm" svg:height="1.4cm" svg:x="18.6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17cm" svg:y1="17.4cm" svg:x2="20.6cm" svg:y2="15.3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Question01_20_h1_5f_" presentation:presentation-page-layout-name="AL2T19">
        <draw:frame draw:style-name="gr9" draw:text-style-name="P7" draw:layer="layout" svg:width="15.25cm" svg:height="11.414cm" svg:x="1.15cm" svg:y="8.186cm">
          <draw:image xlink:href="Pictures/10000201000003D2000002DC7ADA92D2.png" xlink:type="simple" xlink:show="embed" xlink:actuate="onLoad">
            <text:p/>
          </draw:image>
        </draw:frame>
        <draw:frame presentation:style-name="pr12" draw:text-style-name="P14" draw:layer="layout" svg:width="25.199cm" svg:height="2.4cm" svg:x="0.201cm" svg:y="2.5cm" presentation:class="title" presentation:user-transformed="true">
          <draw:text-box>
            <text:p><text:span text:style-name="T7">座標を命令してみよう！（２）</text:span></text:p>
          </draw:text-box>
        </draw:frame>
        <draw:custom-shape draw:style-name="gr15" draw:text-style-name="P15" draw:layer="layout" svg:width="20.6cm" svg:height="2.6cm" svg:x="5.8cm" svg:y="17.6cm">
          <text:p text:style-name="P3"><text:span text:style-name="T8">スプライトを命令したい場所に動かそ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2.6cm" svg:height="1.8cm" draw:transform="rotate (-0.851197076197634) translate (8.086cm 10.658cm)">
          <text:p/>
          <draw:enhanced-geometry svg:viewBox="0 0 21600 21600" draw:text-areas="?f7 ?f0 21600 ?f2" draw:type="left-arrow" draw:modifiers="14923.1833910035 7879.622431982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7" draw:layer="layout" svg:width="27cm" svg:height="2.558cm" svg:x="0.6cm" svg:y="6.006cm">
          <draw:text-box>
            <text:p text:style-name="P8"><text:span text:style-name="T9">簡単に命令できるよ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Question01_20_h1_5f_" presentation:presentation-page-layout-name="AL2T19">
        <draw:frame draw:style-name="gr9" draw:text-style-name="P7" draw:layer="layout" svg:width="15.25cm" svg:height="11.414cm" svg:x="1.15cm" svg:y="8.186cm">
          <draw:image xlink:href="Pictures/10000201000003D2000002DC7ADA92D2.png" xlink:type="simple" xlink:show="embed" xlink:actuate="onLoad">
            <text:p/>
          </draw:image>
        </draw:frame>
        <draw:frame presentation:style-name="pr12" draw:text-style-name="P14" draw:layer="layout" svg:width="25.199cm" svg:height="2.4cm" svg:x="0.201cm" svg:y="2.5cm" presentation:class="title" presentation:user-transformed="true">
          <draw:text-box>
            <text:p><text:span text:style-name="T7">座標を命令してみよう！（３）</text:span></text:p>
          </draw:text-box>
        </draw:frame>
        <draw:custom-shape draw:style-name="gr18" draw:text-style-name="P15" draw:layer="layout" svg:width="19.2cm" svg:height="3.2cm" svg:x="7.2cm" svg:y="17cm">
          <text:p text:style-name="P3"><text:span text:style-name="T8">そのままスプライトをダブルクリック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2.6cm" svg:height="1.8cm" draw:transform="rotate (-0.851197076197634) translate (8.086cm 10.658cm)">
          <text:p/>
          <draw:enhanced-geometry svg:viewBox="0 0 21600 21600" draw:text-areas="?f7 ?f0 21600 ?f2" draw:type="left-arrow" draw:modifiers="14923.1833910035 7879.622431982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7" draw:layer="layout" svg:width="3.773cm" svg:height="5.548cm" svg:x="18.427cm" svg:y="10.8cm">
          <draw:image xlink:href="Pictures/100013560000311100004823E765C353.svg" xlink:type="simple" xlink:show="embed" xlink:actuate="onLoad">
            <text:p/>
          </draw:image>
          <draw:image xlink:href="Pictures/100002010000022F000003368F33E1D4.png" xlink:type="simple" xlink:show="embed" xlink:actuate="onLoad"/>
        </draw:frame>
        <draw:custom-shape draw:style-name="gr20" draw:text-style-name="P18" draw:layer="layout" svg:width="5.2cm" svg:height="2.4cm" svg:x="21.4cm" svg:y="9.4cm">
          <text:p text:style-name="P3"><text:span text:style-name="T10">ダブルクリック</text:span></text:p>
          <draw:enhanced-geometry svg:viewBox="0 0 21600 21600" draw:text-areas="800 800 20800 20800" draw:type="round-rectangular-callout" draw:modifiers="2437.83887713901 29417.7426072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Question01_20_h1_5f_" presentation:presentation-page-layout-name="AL2T19">
        <draw:frame presentation:style-name="pr12" draw:text-style-name="P14" draw:layer="layout" svg:width="25.199cm" svg:height="2.4cm" svg:x="0.201cm" svg:y="2.5cm" presentation:class="title" presentation:user-transformed="true">
          <draw:text-box>
            <text:p><text:span text:style-name="T7">座標を命令してみよう！（４）</text:span></text:p>
          </draw:text-box>
        </draw:frame>
        <draw:custom-shape draw:style-name="gr21" draw:text-style-name="P15" draw:layer="layout" svg:width="21.4cm" svg:height="3.2cm" svg:x="5cm" svg:y="17cm">
          <text:p text:style-name="P3"><text:span text:style-name="T8">「</text:span><text:span text:style-name="T8">X</text:span><text:span text:style-name="T8">座標を◯、</text:span><text:span text:style-name="T8">Y</text:span><text:span text:style-name="T8">座標を◯にする」というブロックに今いる場所が自動的に入るよ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10.2cm" svg:height="9.736cm" svg:x="3.4cm" svg:y="6.4cm">
          <draw:image xlink:href="Pictures/10000201000001B8000001A4AA93C932.png" xlink:type="simple" xlink:show="embed" xlink:actuate="onLoad">
            <text:p/>
          </draw:image>
        </draw:frame>
        <draw:custom-shape draw:style-name="gr22" draw:text-style-name="P7" draw:layer="layout" svg:width="11.2cm" svg:height="2.6cm" svg:x="3cm" svg:y="1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13.8cm" svg:y1="17cm" svg:x2="8.4cm" svg:y2="12.8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_20_6" presentation:presentation-page-layout-name="AL2T19">
        <draw:frame presentation:style-name="pr14" draw:layer="layout" svg:width="25.199cm" svg:height="3.506cm" svg:x="1.4cm" svg:y="3.837cm" presentation:class="title">
          <draw:text-box>
            <text:p>座標を使って移動しよう！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Question01_20_h1_5f_" presentation:presentation-page-layout-name="AL2T19">
        <draw:frame draw:style-name="gr3" draw:text-style-name="P7" draw:layer="layout" svg:width="19cm" svg:height="14.248cm" svg:x="4.5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6" draw:layer="layout" svg:width="25.199cm" svg:height="2.4cm" svg:x="0.201cm" svg:y="2.5cm" presentation:class="title">
          <draw:text-box>
            <text:p>座標を使って移動しよう（1）</text:p>
          </draw:text-box>
        </draw:frame>
        <draw:frame draw:style-name="gr23" draw:text-style-name="P3" draw:layer="layout" svg:width="2.687cm" svg:height="2.972cm" svg:x="12.713cm" svg:y="11.4cm">
          <draw:image xlink:href="Pictures/1000196B00000A8000000B9D877C3803.svg" xlink:type="simple" xlink:show="embed" xlink:actuate="onLoad">
            <text:p/>
          </draw:image>
          <draw:image xlink:href="Pictures/100002010000007800000084D4420E26.png" xlink:type="simple" xlink:show="embed" xlink:actuate="onLoad"/>
        </draw:frame>
        <draw:custom-shape draw:style-name="gr24" draw:text-style-name="P10" draw:layer="layout" svg:width="3.6cm" svg:height="2cm" svg:x="16.6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3" draw:layer="layout" svg:width="13cm" svg:height="3.2cm" svg:x="0.601cm" svg:y="6.795cm">
          <text:p text:style-name="P3"><text:span text:style-name="T6">ステージの右方向に移動すると</text:span></text:p>
          <text:p text:style-name="P3"><text:span text:style-name="T6">X</text:span><text:span text:style-name="T6">座標が </text:span><text:span text:style-name="T6">1, 2, 3 </text:span><text:span text:style-name="T6">・・・と増えるよ</text:span></text:p>
          <draw:enhanced-geometry svg:viewBox="0 0 21600 21600" draw:text-areas="800 800 20800 20800" draw:type="round-rectangular-callout" draw:modifiers="19539.8507807092 34319.7750702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Question01_20_h1_5f_" presentation:presentation-page-layout-name="AL2T19">
        <draw:frame draw:style-name="gr3" draw:text-style-name="P7" draw:layer="layout" svg:width="19cm" svg:height="14.248cm" svg:x="4.5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6" draw:layer="layout" svg:width="25.199cm" svg:height="2.4cm" svg:x="0.201cm" svg:y="2.5cm" presentation:class="title">
          <draw:text-box>
            <text:p>座標を使って移動しよう（2）</text:p>
          </draw:text-box>
        </draw:frame>
        <draw:frame draw:style-name="gr23" draw:text-style-name="P3" draw:layer="layout" svg:width="2.687cm" svg:height="2.972cm" svg:x="12.713cm" svg:y="11.4cm">
          <draw:image xlink:href="Pictures/1000196B00000A8000000B9D877C3803.svg" xlink:type="simple" xlink:show="embed" xlink:actuate="onLoad">
            <text:p/>
          </draw:image>
          <draw:image xlink:href="Pictures/100002010000007800000084D4420E26.png" xlink:type="simple" xlink:show="embed" xlink:actuate="onLoad"/>
        </draw:frame>
        <draw:custom-shape draw:style-name="gr24" draw:text-style-name="P10" draw:layer="layout" svg:width="3.6cm" svg:height="2cm" svg:x="8.6cm" svg:y="1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3" draw:layer="layout" svg:width="13cm" svg:height="3.2cm" svg:x="0.601cm" svg:y="6.795cm">
          <text:p text:style-name="P3"><text:span text:style-name="T6">ステージの左方向に移動すると</text:span></text:p>
          <text:p text:style-name="P3"><text:span text:style-name="T6">X</text:span><text:span text:style-name="T6">座標が </text:span><text:span text:style-name="T6">-1, -2, -3 </text:span><text:span text:style-name="T6">・・・と減るよ</text:span></text:p>
          <draw:enhanced-geometry svg:viewBox="0 0 21600 21600" draw:text-areas="800 800 20800 20800" draw:type="round-rectangular-callout" draw:modifiers="19539.8507807092 34319.7750702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Question01_20_h1_5f_" presentation:presentation-page-layout-name="AL2T19">
        <draw:frame draw:style-name="gr3" draw:text-style-name="P7" draw:layer="layout" svg:width="19cm" svg:height="14.248cm" svg:x="4.5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6" draw:layer="layout" svg:width="25.199cm" svg:height="2.4cm" svg:x="0.201cm" svg:y="2.5cm" presentation:class="title">
          <draw:text-box>
            <text:p>座標を使って移動しよう（3）</text:p>
          </draw:text-box>
        </draw:frame>
        <draw:frame draw:style-name="gr23" draw:text-style-name="P3" draw:layer="layout" svg:width="2.687cm" svg:height="2.972cm" svg:x="12.713cm" svg:y="11.4cm">
          <draw:image xlink:href="Pictures/1000196B00000A8000000B9D877C3803.svg" xlink:type="simple" xlink:show="embed" xlink:actuate="onLoad">
            <text:p/>
          </draw:image>
          <draw:image xlink:href="Pictures/100002010000007800000084D4420E26.png" xlink:type="simple" xlink:show="embed" xlink:actuate="onLoad"/>
        </draw:frame>
        <draw:custom-shape draw:style-name="gr8" draw:text-style-name="P13" draw:layer="layout" svg:width="13cm" svg:height="3.2cm" svg:x="0.601cm" svg:y="15.795cm">
          <text:p text:style-name="P3"><text:span text:style-name="T6">ステージの上方向に移動すると</text:span></text:p>
          <text:p text:style-name="P3"><text:span text:style-name="T6">Y</text:span><text:span text:style-name="T6">座標が </text:span><text:span text:style-name="T6">1, 2, 3 </text:span><text:span text:style-name="T6">・・・と増えるよ</text:span></text:p>
          <draw:enhanced-geometry svg:viewBox="0 0 21600 21600" draw:text-areas="800 800 20800 20800" draw:type="round-rectangular-callout" draw:modifiers="19473.3943542804 -11241.9868791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0" draw:layer="layout" svg:width="1.8cm" svg:height="3.2cm" svg:x="13.1cm" svg:y="7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Question01_20_h1_5f_" presentation:presentation-page-layout-name="AL2T19">
        <draw:frame draw:style-name="gr3" draw:text-style-name="P7" draw:layer="layout" svg:width="19cm" svg:height="14.248cm" svg:x="4.5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6" draw:layer="layout" svg:width="25.199cm" svg:height="2.4cm" svg:x="0.201cm" svg:y="2.5cm" presentation:class="title">
          <draw:text-box>
            <text:p>座標を使って移動しよう（4）</text:p>
          </draw:text-box>
        </draw:frame>
        <draw:frame draw:style-name="gr23" draw:text-style-name="P3" draw:layer="layout" svg:width="2.687cm" svg:height="2.972cm" svg:x="12.713cm" svg:y="11.4cm">
          <draw:image xlink:href="Pictures/1000196B00000A8000000B9D877C3803.svg" xlink:type="simple" xlink:show="embed" xlink:actuate="onLoad">
            <text:p/>
          </draw:image>
          <draw:image xlink:href="Pictures/100002010000007800000084D4420E26.png" xlink:type="simple" xlink:show="embed" xlink:actuate="onLoad"/>
        </draw:frame>
        <draw:custom-shape draw:style-name="gr8" draw:text-style-name="P13" draw:layer="layout" svg:width="13cm" svg:height="3.2cm" svg:x="0.601cm" svg:y="6.795cm">
          <text:p text:style-name="P3"><text:span text:style-name="T6">ステージの下方向に移動すると</text:span></text:p>
          <text:p text:style-name="P3"><text:span text:style-name="T6">Y</text:span><text:span text:style-name="T6">座標が </text:span><text:span text:style-name="T6">-1, -2, -3 </text:span><text:span text:style-name="T6">・・・と減るよ</text:span></text:p>
          <draw:enhanced-geometry svg:viewBox="0 0 21600 21600" draw:text-areas="800 800 20800 20800" draw:type="round-rectangular-callout" draw:modifiers="20274.1942927467 30257.54451733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0" draw:layer="layout" svg:width="1.8cm" svg:height="3.2cm" svg:x="13.1cm" svg:y="15.1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gu 1C3" svg:font-family="'Migu 1C'" style:font-pitch="variable"/>
    <style:font-face style:name="Migu 1C2" svg:font-family="'Migu 1C'" style:font-adornments="標準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top="0cm" fo:margin-bottom="0.4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top="0cm" fo:margin-bottom="0.3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top="0cm" fo:margin-bottom="0.2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top="0cm" fo:margin-bottom="0.1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top="0cm" fo:margin-bottom="0.1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top="0cm" fo:margin-bottom="0.1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top="0cm" fo:margin-bottom="0.1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top="0cm" fo:margin-bottom="0.1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2-background" style:display-name="Question01 h2-background" style:family="presentation">
      <style:graphic-properties draw:stroke="none" draw:fill="none"/>
      <style:text-properties style:letter-kerning="true"/>
    </style:style>
    <style:style style:name="Question01_20_h2-backgroundobjects" style:display-name="Question01 h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2-notes" style:display-name="Question01 h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2-outline1" style:display-name="Question01 h2-outline1" style:family="presentation">
      <style:graphic-properties draw:stroke="none" draw:fill="none" draw:auto-grow-height="false" draw:fit-to-size="shrink-to-fit">
        <text:list-style style:name="Question01_20_h2-outline1" style:display-name="Question01 h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outline2" style:display-name="Question01 h2-outline2" style:family="presentation" style:parent-style-name="Question01_20_h2-outline1">
      <style:paragraph-properties fo:margin-top="0cm" fo:margin-bottom="0.4cm"/>
      <style:text-properties fo:font-size="28pt" style:font-size-asian="28pt" style:font-size-complex="28pt"/>
    </style:style>
    <style:style style:name="Question01_20_h2-outline3" style:display-name="Question01 h2-outline3" style:family="presentation" style:parent-style-name="Question01_20_h2-outline2">
      <style:paragraph-properties fo:margin-top="0cm" fo:margin-bottom="0.3cm"/>
      <style:text-properties fo:font-size="24pt" style:font-size-asian="24pt" style:font-size-complex="24pt"/>
    </style:style>
    <style:style style:name="Question01_20_h2-outline4" style:display-name="Question01 h2-outline4" style:family="presentation" style:parent-style-name="Question01_20_h2-outline3">
      <style:paragraph-properties fo:margin-top="0cm" fo:margin-bottom="0.2cm"/>
      <style:text-properties fo:font-size="20pt" style:font-size-asian="20pt" style:font-size-complex="20pt"/>
    </style:style>
    <style:style style:name="Question01_20_h2-outline5" style:display-name="Question01 h2-outline5" style:family="presentation" style:parent-style-name="Question01_20_h2-outline4">
      <style:paragraph-properties fo:margin-top="0cm" fo:margin-bottom="0.1cm"/>
      <style:text-properties fo:font-size="20pt" style:font-size-asian="20pt" style:font-size-complex="20pt"/>
    </style:style>
    <style:style style:name="Question01_20_h2-outline6" style:display-name="Question01 h2-outline6" style:family="presentation" style:parent-style-name="Question01_20_h2-outline5">
      <style:paragraph-properties fo:margin-top="0cm" fo:margin-bottom="0.1cm"/>
      <style:text-properties fo:font-size="20pt" style:font-size-asian="20pt" style:font-size-complex="20pt"/>
    </style:style>
    <style:style style:name="Question01_20_h2-outline7" style:display-name="Question01 h2-outline7" style:family="presentation" style:parent-style-name="Question01_20_h2-outline6">
      <style:paragraph-properties fo:margin-top="0cm" fo:margin-bottom="0.1cm"/>
      <style:text-properties fo:font-size="20pt" style:font-size-asian="20pt" style:font-size-complex="20pt"/>
    </style:style>
    <style:style style:name="Question01_20_h2-outline8" style:display-name="Question01 h2-outline8" style:family="presentation" style:parent-style-name="Question01_20_h2-outline7">
      <style:paragraph-properties fo:margin-top="0cm" fo:margin-bottom="0.1cm"/>
      <style:text-properties fo:font-size="20pt" style:font-size-asian="20pt" style:font-size-complex="20pt"/>
    </style:style>
    <style:style style:name="Question01_20_h2-outline9" style:display-name="Question01 h2-outline9" style:family="presentation" style:parent-style-name="Question01_20_h2-outline8">
      <style:paragraph-properties fo:margin-top="0cm" fo:margin-bottom="0.1cm"/>
      <style:text-properties fo:font-size="20pt" style:font-size-asian="20pt" style:font-size-complex="20pt"/>
    </style:style>
    <style:style style:name="Question01_20_h2-subtitle" style:display-name="Question01 h2-subtitle" style:family="presentation">
      <style:graphic-properties draw:stroke="none" draw:fill="none" draw:textarea-vertical-align="middle">
        <text:list-style style:name="Question01_20_h2-subtitle" style:display-name="Question01 h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title" style:display-name="Question01 h2-title" style:family="presentation">
      <style:graphic-properties draw:stroke="none" draw:fill="none" draw:textarea-vertical-align="middle">
        <text:list-style style:name="Question01_20_h2-title" style:display-name="Question01 h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none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top="0cm" fo:margin-bottom="0.4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top="0cm" fo:margin-bottom="0.3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top="0cm" fo:margin-bottom="0.2cm"/>
      <style:text-properties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top="0cm" fo:margin-bottom="0.1cm"/>
      <style:text-properties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top="0cm" fo:margin-bottom="0.1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top="0cm" fo:margin-bottom="0.1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top="0cm" fo:margin-bottom="0.1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top="0cm" fo:margin-bottom="0.1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3_20_h1-background" style:display-name="Question03 h1-background" style:family="presentation">
      <style:graphic-properties draw:stroke="none" draw:fill="none"/>
      <style:text-properties style:letter-kerning="true"/>
    </style:style>
    <style:style style:name="Question03_20_h1-backgroundobjects" style:display-name="Question03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3_20_h1-notes" style:display-name="Question03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3_20_h1-outline1" style:display-name="Question03 h1-outline1" style:family="presentation">
      <style:graphic-properties draw:stroke="none" draw:fill="none" draw:auto-grow-height="false" draw:fit-to-size="shrink-to-fit">
        <text:list-style style:name="Question03_20_h1-outline1" style:display-name="Question03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outline2" style:display-name="Question03 h1-outline2" style:family="presentation" style:parent-style-name="Question03_20_h1-outline1">
      <style:paragraph-properties fo:margin-top="0cm" fo:margin-bottom="0.4cm"/>
      <style:text-properties fo:font-size="28pt" style:font-size-asian="28pt" style:font-size-complex="28pt"/>
    </style:style>
    <style:style style:name="Question03_20_h1-outline3" style:display-name="Question03 h1-outline3" style:family="presentation" style:parent-style-name="Question03_20_h1-outline2">
      <style:paragraph-properties fo:margin-top="0cm" fo:margin-bottom="0.3cm"/>
      <style:text-properties fo:font-size="24pt" style:font-size-asian="24pt" style:font-size-complex="24pt"/>
    </style:style>
    <style:style style:name="Question03_20_h1-outline4" style:display-name="Question03 h1-outline4" style:family="presentation" style:parent-style-name="Question03_20_h1-outline3">
      <style:paragraph-properties fo:margin-top="0cm" fo:margin-bottom="0.2cm"/>
      <style:text-properties fo:font-size="20pt" style:font-size-asian="20pt" style:font-size-complex="20pt"/>
    </style:style>
    <style:style style:name="Question03_20_h1-outline5" style:display-name="Question03 h1-outline5" style:family="presentation" style:parent-style-name="Question03_20_h1-outline4">
      <style:paragraph-properties fo:margin-top="0cm" fo:margin-bottom="0.1cm"/>
      <style:text-properties fo:font-size="20pt" style:font-size-asian="20pt" style:font-size-complex="20pt"/>
    </style:style>
    <style:style style:name="Question03_20_h1-outline6" style:display-name="Question03 h1-outline6" style:family="presentation" style:parent-style-name="Question03_20_h1-outline5">
      <style:paragraph-properties fo:margin-top="0cm" fo:margin-bottom="0.1cm"/>
      <style:text-properties fo:font-size="20pt" style:font-size-asian="20pt" style:font-size-complex="20pt"/>
    </style:style>
    <style:style style:name="Question03_20_h1-outline7" style:display-name="Question03 h1-outline7" style:family="presentation" style:parent-style-name="Question03_20_h1-outline6">
      <style:paragraph-properties fo:margin-top="0cm" fo:margin-bottom="0.1cm"/>
      <style:text-properties fo:font-size="20pt" style:font-size-asian="20pt" style:font-size-complex="20pt"/>
    </style:style>
    <style:style style:name="Question03_20_h1-outline8" style:display-name="Question03 h1-outline8" style:family="presentation" style:parent-style-name="Question03_20_h1-outline7">
      <style:paragraph-properties fo:margin-top="0cm" fo:margin-bottom="0.1cm"/>
      <style:text-properties fo:font-size="20pt" style:font-size-asian="20pt" style:font-size-complex="20pt"/>
    </style:style>
    <style:style style:name="Question03_20_h1-outline9" style:display-name="Question03 h1-outline9" style:family="presentation" style:parent-style-name="Question03_20_h1-outline8">
      <style:paragraph-properties fo:margin-top="0cm" fo:margin-bottom="0.1cm"/>
      <style:text-properties fo:font-size="20pt" style:font-size-asian="20pt" style:font-size-complex="20pt"/>
    </style:style>
    <style:style style:name="Question03_20_h1-subtitle" style:display-name="Question03 h1-subtitle" style:family="presentation">
      <style:graphic-properties draw:stroke="none" draw:fill="none" draw:textarea-vertical-align="middle">
        <text:list-style style:name="Question03_20_h1-subtitle" style:display-name="Question03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title" style:display-name="Question03 h1-title" style:family="presentation">
      <style:graphic-properties draw:stroke="none" draw:fill="none" draw:textarea-vertical-align="middle">
        <text:list-style style:name="Question03_20_h1-title" style:display-name="Question03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none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top="0cm" fo:margin-bottom="0.4cm"/>
      <style:text-properties fo:font-size="28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top="0cm" fo:margin-bottom="0.3cm"/>
      <style:text-properties fo:font-size="24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top="0cm" fo:margin-bottom="0.2cm"/>
      <style:text-properties fo:font-size="20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top="0cm" fo:margin-bottom="0.1cm"/>
      <style:text-properties fo:font-size="20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top="0cm" fo:margin-bottom="0.1cm"/>
      <style:text-properties fo:font-size="20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top="0cm" fo:margin-bottom="0.1cm"/>
      <style:text-properties fo:font-size="20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top="0cm" fo:margin-bottom="0.1cm"/>
      <style:text-properties fo:font-size="20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top="0cm" fo:margin-bottom="0.1cm"/>
      <style:text-properties fo:font-size="20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4-background" style:display-name="標準 4-background" style:family="presentation">
      <style:graphic-properties draw:stroke="none" draw:fill="none"/>
      <style:text-properties style:letter-kerning="true"/>
    </style:style>
    <style:style style:name="標準_20_4-backgroundobjects" style:display-name="標準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4-notes" style:display-name="標準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4-outline1" style:display-name="標準 4-outline1" style:family="presentation">
      <style:graphic-properties draw:stroke="none" draw:fill="none" draw:auto-grow-height="false" draw:fit-to-size="shrink-to-fit">
        <text:list-style style:name="標準_20_4-outline1" style:display-name="標準 4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outline2" style:display-name="標準 4-outline2" style:family="presentation" style:parent-style-name="標準_20_4-outline1">
      <style:paragraph-properties fo:margin-top="0cm" fo:margin-bottom="0.4cm"/>
      <style:text-properties fo:font-size="28pt" style:font-size-asian="28pt" style:font-size-complex="28pt"/>
    </style:style>
    <style:style style:name="標準_20_4-outline3" style:display-name="標準 4-outline3" style:family="presentation" style:parent-style-name="標準_20_4-outline2">
      <style:paragraph-properties fo:margin-top="0cm" fo:margin-bottom="0.3cm"/>
      <style:text-properties fo:font-size="24pt" style:font-size-asian="24pt" style:font-size-complex="24pt"/>
    </style:style>
    <style:style style:name="標準_20_4-outline4" style:display-name="標準 4-outline4" style:family="presentation" style:parent-style-name="標準_20_4-outline3">
      <style:paragraph-properties fo:margin-top="0cm" fo:margin-bottom="0.2cm"/>
      <style:text-properties fo:font-size="20pt" style:font-size-asian="20pt" style:font-size-complex="20pt"/>
    </style:style>
    <style:style style:name="標準_20_4-outline5" style:display-name="標準 4-outline5" style:family="presentation" style:parent-style-name="標準_20_4-outline4">
      <style:paragraph-properties fo:margin-top="0cm" fo:margin-bottom="0.1cm"/>
      <style:text-properties fo:font-size="20pt" style:font-size-asian="20pt" style:font-size-complex="20pt"/>
    </style:style>
    <style:style style:name="標準_20_4-outline6" style:display-name="標準 4-outline6" style:family="presentation" style:parent-style-name="標準_20_4-outline5">
      <style:paragraph-properties fo:margin-top="0cm" fo:margin-bottom="0.1cm"/>
      <style:text-properties fo:font-size="20pt" style:font-size-asian="20pt" style:font-size-complex="20pt"/>
    </style:style>
    <style:style style:name="標準_20_4-outline7" style:display-name="標準 4-outline7" style:family="presentation" style:parent-style-name="標準_20_4-outline6">
      <style:paragraph-properties fo:margin-top="0cm" fo:margin-bottom="0.1cm"/>
      <style:text-properties fo:font-size="20pt" style:font-size-asian="20pt" style:font-size-complex="20pt"/>
    </style:style>
    <style:style style:name="標準_20_4-outline8" style:display-name="標準 4-outline8" style:family="presentation" style:parent-style-name="標準_20_4-outline7">
      <style:paragraph-properties fo:margin-top="0cm" fo:margin-bottom="0.1cm"/>
      <style:text-properties fo:font-size="20pt" style:font-size-asian="20pt" style:font-size-complex="20pt"/>
    </style:style>
    <style:style style:name="標準_20_4-outline9" style:display-name="標準 4-outline9" style:family="presentation" style:parent-style-name="標準_20_4-outline8">
      <style:paragraph-properties fo:margin-top="0cm" fo:margin-bottom="0.1cm"/>
      <style:text-properties fo:font-size="20pt" style:font-size-asian="20pt" style:font-size-complex="20pt"/>
    </style:style>
    <style:style style:name="標準_20_4-subtitle" style:display-name="標準 4-subtitle" style:family="presentation">
      <style:graphic-properties draw:stroke="none" draw:fill="none" draw:textarea-vertical-align="middle">
        <text:list-style style:name="標準_20_4-subtitle" style:display-name="標準 4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title" style:display-name="標準 4-title" style:family="presentation">
      <style:graphic-properties draw:stroke="none" draw:fill="none" draw:textarea-vertical-align="middle">
        <text:list-style style:name="標準_20_4-title" style:display-name="標準 4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5-background" style:display-name="標準 5-background" style:family="presentation">
      <style:graphic-properties draw:stroke="none" draw:fill="none"/>
      <style:text-properties style:letter-kerning="true"/>
    </style:style>
    <style:style style:name="標準_20_5-backgroundobjects" style:display-name="標準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5-notes" style:display-name="標準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5-outline1" style:display-name="標準 5-outline1" style:family="presentation">
      <style:graphic-properties draw:stroke="none" draw:fill="none" draw:auto-grow-height="false" draw:fit-to-size="shrink-to-fit">
        <text:list-style style:name="標準_20_5-outline1" style:display-name="標準 5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outline2" style:display-name="標準 5-outline2" style:family="presentation" style:parent-style-name="標準_20_5-outline1">
      <style:paragraph-properties fo:margin-top="0cm" fo:margin-bottom="0.4cm"/>
      <style:text-properties fo:font-size="28pt" style:font-size-asian="28pt" style:font-size-complex="28pt"/>
    </style:style>
    <style:style style:name="標準_20_5-outline3" style:display-name="標準 5-outline3" style:family="presentation" style:parent-style-name="標準_20_5-outline2">
      <style:paragraph-properties fo:margin-top="0cm" fo:margin-bottom="0.3cm"/>
      <style:text-properties fo:font-size="24pt" style:font-size-asian="24pt" style:font-size-complex="24pt"/>
    </style:style>
    <style:style style:name="標準_20_5-outline4" style:display-name="標準 5-outline4" style:family="presentation" style:parent-style-name="標準_20_5-outline3">
      <style:paragraph-properties fo:margin-top="0cm" fo:margin-bottom="0.2cm"/>
      <style:text-properties fo:font-size="20pt" style:font-size-asian="20pt" style:font-size-complex="20pt"/>
    </style:style>
    <style:style style:name="標準_20_5-outline5" style:display-name="標準 5-outline5" style:family="presentation" style:parent-style-name="標準_20_5-outline4">
      <style:paragraph-properties fo:margin-top="0cm" fo:margin-bottom="0.1cm"/>
      <style:text-properties fo:font-size="20pt" style:font-size-asian="20pt" style:font-size-complex="20pt"/>
    </style:style>
    <style:style style:name="標準_20_5-outline6" style:display-name="標準 5-outline6" style:family="presentation" style:parent-style-name="標準_20_5-outline5">
      <style:paragraph-properties fo:margin-top="0cm" fo:margin-bottom="0.1cm"/>
      <style:text-properties fo:font-size="20pt" style:font-size-asian="20pt" style:font-size-complex="20pt"/>
    </style:style>
    <style:style style:name="標準_20_5-outline7" style:display-name="標準 5-outline7" style:family="presentation" style:parent-style-name="標準_20_5-outline6">
      <style:paragraph-properties fo:margin-top="0cm" fo:margin-bottom="0.1cm"/>
      <style:text-properties fo:font-size="20pt" style:font-size-asian="20pt" style:font-size-complex="20pt"/>
    </style:style>
    <style:style style:name="標準_20_5-outline8" style:display-name="標準 5-outline8" style:family="presentation" style:parent-style-name="標準_20_5-outline7">
      <style:paragraph-properties fo:margin-top="0cm" fo:margin-bottom="0.1cm"/>
      <style:text-properties fo:font-size="20pt" style:font-size-asian="20pt" style:font-size-complex="20pt"/>
    </style:style>
    <style:style style:name="標準_20_5-outline9" style:display-name="標準 5-outline9" style:family="presentation" style:parent-style-name="標準_20_5-outline8">
      <style:paragraph-properties fo:margin-top="0cm" fo:margin-bottom="0.1cm"/>
      <style:text-properties fo:font-size="20pt" style:font-size-asian="20pt" style:font-size-complex="20pt"/>
    </style:style>
    <style:style style:name="標準_20_5-subtitle" style:display-name="標準 5-subtitle" style:family="presentation">
      <style:graphic-properties draw:stroke="none" draw:fill="none" draw:textarea-vertical-align="middle">
        <text:list-style style:name="標準_20_5-subtitle" style:display-name="標準 5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title" style:display-name="標準 5-title" style:family="presentation">
      <style:graphic-properties draw:stroke="none" draw:fill="none" draw:textarea-vertical-align="middle">
        <text:list-style style:name="標準_20_5-title" style:display-name="標準 5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7-background" style:display-name="標準 7-background" style:family="presentation">
      <style:graphic-properties draw:stroke="none" draw:fill="none"/>
      <style:text-properties style:letter-kerning="true"/>
    </style:style>
    <style:style style:name="標準_20_7-backgroundobjects" style:display-name="標準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7-notes" style:display-name="標準 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7-outline1" style:display-name="標準 7-outline1" style:family="presentation">
      <style:graphic-properties draw:stroke="none" draw:fill="none" draw:auto-grow-height="false" draw:fit-to-size="shrink-to-fit">
        <text:list-style style:name="標準_20_7-outline1" style:display-name="標準 7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7-outline2" style:display-name="標準 7-outline2" style:family="presentation" style:parent-style-name="標準_20_7-outline1">
      <style:paragraph-properties fo:margin-top="0cm" fo:margin-bottom="0.4cm"/>
      <style:text-properties fo:font-size="28pt" style:font-size-asian="28pt" style:font-size-complex="28pt"/>
    </style:style>
    <style:style style:name="標準_20_7-outline3" style:display-name="標準 7-outline3" style:family="presentation" style:parent-style-name="標準_20_7-outline2">
      <style:paragraph-properties fo:margin-top="0cm" fo:margin-bottom="0.3cm"/>
      <style:text-properties fo:font-size="24pt" style:font-size-asian="24pt" style:font-size-complex="24pt"/>
    </style:style>
    <style:style style:name="標準_20_7-outline4" style:display-name="標準 7-outline4" style:family="presentation" style:parent-style-name="標準_20_7-outline3">
      <style:paragraph-properties fo:margin-top="0cm" fo:margin-bottom="0.2cm"/>
      <style:text-properties fo:font-size="20pt" style:font-size-asian="20pt" style:font-size-complex="20pt"/>
    </style:style>
    <style:style style:name="標準_20_7-outline5" style:display-name="標準 7-outline5" style:family="presentation" style:parent-style-name="標準_20_7-outline4">
      <style:paragraph-properties fo:margin-top="0cm" fo:margin-bottom="0.1cm"/>
      <style:text-properties fo:font-size="20pt" style:font-size-asian="20pt" style:font-size-complex="20pt"/>
    </style:style>
    <style:style style:name="標準_20_7-outline6" style:display-name="標準 7-outline6" style:family="presentation" style:parent-style-name="標準_20_7-outline5">
      <style:paragraph-properties fo:margin-top="0cm" fo:margin-bottom="0.1cm"/>
      <style:text-properties fo:font-size="20pt" style:font-size-asian="20pt" style:font-size-complex="20pt"/>
    </style:style>
    <style:style style:name="標準_20_7-outline7" style:display-name="標準 7-outline7" style:family="presentation" style:parent-style-name="標準_20_7-outline6">
      <style:paragraph-properties fo:margin-top="0cm" fo:margin-bottom="0.1cm"/>
      <style:text-properties fo:font-size="20pt" style:font-size-asian="20pt" style:font-size-complex="20pt"/>
    </style:style>
    <style:style style:name="標準_20_7-outline8" style:display-name="標準 7-outline8" style:family="presentation" style:parent-style-name="標準_20_7-outline7">
      <style:paragraph-properties fo:margin-top="0cm" fo:margin-bottom="0.1cm"/>
      <style:text-properties fo:font-size="20pt" style:font-size-asian="20pt" style:font-size-complex="20pt"/>
    </style:style>
    <style:style style:name="標準_20_7-outline9" style:display-name="標準 7-outline9" style:family="presentation" style:parent-style-name="標準_20_7-outline8">
      <style:paragraph-properties fo:margin-top="0cm" fo:margin-bottom="0.1cm"/>
      <style:text-properties fo:font-size="20pt" style:font-size-asian="20pt" style:font-size-complex="20pt"/>
    </style:style>
    <style:style style:name="標準_20_7-subtitle" style:display-name="標準 7-subtitle" style:family="presentation">
      <style:graphic-properties draw:stroke="none" draw:fill="none" draw:textarea-vertical-align="middle">
        <text:list-style style:name="標準_20_7-subtitle" style:display-name="標準 7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7-title" style:display-name="標準 7-title" style:family="presentation">
      <style:graphic-properties draw:stroke="none" draw:fill="none" draw:textarea-vertical-align="middle">
        <text:list-style style:name="標準_20_7-title" style:display-name="標準 7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Question01_20_h1-title">
      <style:graphic-properties draw:auto-grow-height="false" fo:min-height="3.507cm"/>
    </style:style>
    <style:style style:name="Mpr2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3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4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Question01_20_h2-backgroundobjects">
      <style:graphic-properties draw:stroke="none" draw:fill="none" draw:fill-color="#ffffff" draw:auto-grow-height="false" fo:min-height="1.449cm"/>
    </style:style>
    <style:style style:name="Mpr8" style:family="presentation" style:parent-style-name="Question01_20_h2-backgroundobjects">
      <style:graphic-properties draw:stroke="none" draw:fill="none" draw:fill-color="#ffffff" draw:auto-grow-height="false" fo:min-height="1.485cm"/>
    </style:style>
    <style:style style:name="Mpr9" style:family="presentation" style:parent-style-name="Question01_20_h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11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12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8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Question03_20_h1-backgroundobjects">
      <style:graphic-properties draw:stroke="none" draw:fill="none" draw:fill-color="#ffffff" draw:auto-grow-height="false" fo:min-height="1.449cm"/>
    </style:style>
    <style:style style:name="Mpr20" style:family="presentation" style:parent-style-name="Question03_20_h1-backgroundobjects">
      <style:graphic-properties draw:stroke="none" draw:fill="none" draw:fill-color="#ffffff" draw:auto-grow-height="false" fo:min-height="1.485cm"/>
    </style:style>
    <style:style style:name="Mpr21" style:family="presentation" style:parent-style-name="Question03_20_h1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23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24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標準_20_3-backgroundobjects">
      <style:graphic-properties draw:stroke="none" draw:fill="none" draw:fill-color="#ffffff" draw:auto-grow-height="false" fo:min-height="1.449cm"/>
    </style:style>
    <style:style style:name="Mpr26" style:family="presentation" style:parent-style-name="標準_20_3-backgroundobjects">
      <style:graphic-properties draw:stroke="none" draw:fill="none" draw:fill-color="#ffffff" draw:auto-grow-height="false" fo:min-height="1.485cm"/>
    </style:style>
    <style:style style:name="Mpr27" style:family="presentation" style:parent-style-name="標準_20_3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標準_20_4-backgroundobjects">
      <style:graphic-properties draw:stroke="none" draw:fill="none" draw:fill-color="#ffffff" draw:auto-grow-height="false" fo:min-height="1.449cm"/>
    </style:style>
    <style:style style:name="Mpr29" style:family="presentation" style:parent-style-name="標準_20_4-backgroundobjects">
      <style:graphic-properties draw:stroke="none" draw:fill="none" draw:fill-color="#ffffff" draw:auto-grow-height="false" fo:min-height="1.485cm"/>
    </style:style>
    <style:style style:name="Mpr30" style:family="presentation" style:parent-style-name="標準_20_4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標準_20_5-backgroundobjects">
      <style:graphic-properties draw:stroke="none" draw:fill="none" draw:fill-color="#ffffff" draw:auto-grow-height="false" fo:min-height="1.449cm"/>
    </style:style>
    <style:style style:name="Mpr32" style:family="presentation" style:parent-style-name="標準_20_5-backgroundobjects">
      <style:graphic-properties draw:stroke="none" draw:fill="none" draw:fill-color="#ffffff" draw:auto-grow-height="false" fo:min-height="1.485cm"/>
    </style:style>
    <style:style style:name="Mpr33" style:family="presentation" style:parent-style-name="標準_20_5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35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36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標準_20_7-backgroundobjects">
      <style:graphic-properties draw:stroke="none" draw:fill="none" draw:fill-color="#ffffff" draw:auto-grow-height="false" fo:min-height="1.449cm"/>
    </style:style>
    <style:style style:name="Mpr38" style:family="presentation" style:parent-style-name="標準_20_7-backgroundobjects">
      <style:graphic-properties draw:stroke="none" draw:fill="none" draw:fill-color="#ffffff" draw:auto-grow-height="false" fo:min-height="1.485cm"/>
    </style:style>
    <style:style style:name="Mpr39" style:family="presentation" style:parent-style-name="標準_20_7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Answer-title">
      <style:graphic-properties draw:auto-grow-height="false" fo:min-height="3.507cm"/>
    </style:style>
    <style:style style:name="Mpr41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42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43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44" style:family="presentation" style:parent-style-name="Question01_20_h1_5f_-title">
      <style:graphic-properties draw:auto-grow-height="false" fo:min-height="3.507cm"/>
    </style:style>
    <style:style style:name="Mpr45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46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47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</style:handout-master>
    <style:master-page style:name="Question01_20_h1" style:display-name="Question01 h1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Question01_20_h1-title" draw:layer="backgroundobjects" svg:width="14.848cm" svg:height="11.136cm" svg:x="3.075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44E9A55E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Question01_20_h2" style:display-name="Question01 h2" style:page-layout-name="PM1" draw:style-name="Mdp1">
      <draw:frame draw:style-name="Mgr3" draw:text-style-name="MP5" draw:layer="backgroundobjects" svg:width="27.999cm" svg:height="10.914cm" svg:x="0.031cm" svg:y="0.586cm">
        <draw:image xlink:href="Pictures/10000201000003E00000018257C4D39B.png" xlink:type="simple" xlink:show="embed" xlink:actuate="onLoad">
          <text:p/>
        </draw:image>
      </draw:frame>
      <draw:frame presentation:style-name="Question01_20_h2-title" draw:layer="backgroundobjects" svg:width="22.6cm" svg:height="4.906cm" svg:x="1cm" svg:y="5.694cm" presentation:class="title" presentation:placeholder="true">
        <draw:text-box/>
      </draw:frame>
      <draw:frame presentation:style-name="Question01_20_h2-outline1" draw:layer="backgroundobjects" svg:width="24.63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Question01_20_h2-title" draw:layer="backgroundobjects" svg:width="0.001cm" svg:height="0.001cm" svg:x="0cm" svg:y="2.257cm" presentation:class="page"/>
        <draw:frame presentation:style-name="Question01_20_h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標準" style:page-layout-name="PM1" draw:style-name="Mdp1">
      <draw:frame draw:style-name="Mgr3" draw:text-style-name="MP5" draw:layer="backgroundobjects" svg:width="27.999cm" svg:height="6.942cm" svg:x="0.034cm" svg:y="0.611cm">
        <draw:image xlink:href="Pictures/10000201000003E0000000F55FD593BB.png" xlink:type="simple" xlink:show="embed" xlink:actuate="onLoad">
          <text:p/>
        </draw:image>
      </draw:frame>
      <draw:frame presentation:style-name="標準-title" draw:layer="backgroundobjects" svg:width="24.4cm" svg:height="2.343cm" svg:x="0.1cm" svg:y="5.1cm" presentation:class="title" presentation:placeholder="true">
        <draw:text-box/>
      </draw:frame>
      <draw:frame presentation:style-name="標準-outline1" draw:layer="backgroundobjects" svg:width="24.639cm" svg:height="12.18cm" svg:x="1.4cm" svg:y="8.0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標準-title" draw:layer="backgroundobjects" svg:width="0.001cm" svg:height="0.001cm" svg:x="0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3E0000001814BA3F7D6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3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frame presentation:style-name="標準_20_1-outline1" draw:layer="backgroundobjects" svg:width="24.639cm" svg:height="12.18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6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draw:frame draw:style-name="Mgr3" draw:text-style-name="MP5" draw:layer="backgroundobjects" svg:width="27.999cm" svg:height="6.922cm" svg:x="0.031cm" svg:y="0.6cm">
        <draw:image xlink:href="Pictures/10000201000003E0000000F5AF48EACB.png" xlink:type="simple" xlink:show="embed" xlink:actuate="onLoad">
          <text:p/>
        </draw:image>
      </draw:frame>
      <draw:frame presentation:style-name="標準_20_1-title" draw:layer="backgroundobjects" svg:width="24.2cm" svg:height="2.2cm" svg:x="3.9cm" svg:y="5.1cm" presentation:class="title" presentation:placeholder="true">
        <draw:text-box/>
      </draw:frame>
      <presentation:notes style:page-layout-name="PM2">
        <draw:page-thumbnail presentation:style-name="標準_20_1-title" draw:layer="backgroundobjects" svg:width="0.001cm" svg:height="0.001cm" svg:x="0cm" svg:y="2.257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Question03_20_h1" style:display-name="Question03 h1" style:page-layout-name="PM1" draw:style-name="Mdp1">
      <draw:frame draw:style-name="Mgr3" draw:text-style-name="MP5" draw:layer="backgroundobjects" svg:width="27.999cm" svg:height="11.779cm" svg:x="0.001cm" svg:y="0.021cm">
        <draw:image xlink:href="Pictures/10000201000003E0000001A19537CCDD.png" xlink:type="simple" xlink:show="embed" xlink:actuate="onLoad">
          <text:p/>
        </draw:image>
      </draw:frame>
      <draw:frame presentation:style-name="Question03_20_h1-title" draw:layer="backgroundobjects" svg:width="25.4cm" svg:height="5.8cm" svg:x="1.4cm" svg:y="2.4cm" presentation:class="title" presentation:placeholder="true">
        <draw:text-box/>
      </draw:frame>
      <draw:frame presentation:style-name="Question03_20_h1-outline1" draw:layer="backgroundobjects" svg:width="24.639cm" svg:height="12.18cm" svg:x="1.4cm" svg:y="4.914cm" presentation:class="outline" presentation:placeholder="true">
        <draw:text-box/>
      </draw:frame>
      <draw:frame presentation:style-name="Mpr1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Question03_20_h1-title" draw:layer="backgroundobjects" svg:width="0.001cm" svg:height="0.001cm" svg:x="0cm" svg:y="2.257cm" presentation:class="page"/>
        <draw:frame presentation:style-name="Question03_20_h1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標準_20_2" style:display-name="標準 2" style:page-layout-name="PM1" draw:style-name="Mdp1">
      <draw:frame presentation:style-name="標準_20_2-outline1" draw:layer="backgroundobjects" svg:width="24.639cm" svg:height="12.18cm" svg:x="1.4cm" svg:y="4.914cm" presentation:class="outline" presentation:placeholder="true">
        <draw:text-box/>
      </draw:frame>
      <draw:frame presentation:style-name="Mpr2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2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2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draw:frame draw:style-name="Mgr3" draw:text-style-name="MP5" draw:layer="backgroundobjects" svg:width="27.522cm" svg:height="7.453cm" svg:x="0.029cm" svg:y="4.918cm">
        <draw:image xlink:href="Pictures/10000201000003CF00000108D46019AE.png" xlink:type="simple" xlink:show="embed" xlink:actuate="onLoad">
          <text:p/>
        </draw:image>
      </draw:frame>
      <draw:frame presentation:style-name="標準_20_2-title" draw:layer="backgroundobjects" svg:width="23.2cm" svg:height="3.506cm" svg:x="1.4cm" svg:y="6.891cm" presentation:class="title" presentation:placeholder="true">
        <draw:text-box/>
      </draw:frame>
      <presentation:notes style:page-layout-name="PM2">
        <draw:page-thumbnail presentation:style-name="標準_20_2-title" draw:layer="backgroundobjects" svg:width="14.848cm" svg:height="11.136cm" svg:x="3.075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outline1" draw:layer="backgroundobjects" svg:width="24.639cm" svg:height="12.18cm" svg:x="1.4cm" svg:y="4.914cm" presentation:class="outline" presentation:placeholder="true">
        <draw:text-box/>
      </draw:frame>
      <draw:frame presentation:style-name="Mpr2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2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2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draw:frame draw:style-name="Mgr3" draw:text-style-name="MP5" draw:layer="backgroundobjects" svg:width="27.518cm" svg:height="2.962cm" svg:x="0.041cm" svg:y="4.877cm">
        <draw:image xlink:href="Pictures/10000201000003CF000000683FC91FFD.png" xlink:type="simple" xlink:show="embed" xlink:actuate="onLoad">
          <text:p/>
        </draw:image>
      </draw:frame>
      <draw:frame presentation:style-name="標準_20_3-title" draw:layer="backgroundobjects" svg:width="23.6cm" svg:height="3.506cm" svg:x="1.4cm" svg:y="5.537cm" presentation:class="title" presentation:placeholder="true">
        <draw:text-box/>
      </draw:frame>
      <presentation:notes style:page-layout-name="PM2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標準_20_4" style:display-name="標準 4" style:page-layout-name="PM1" draw:style-name="Mdp1">
      <draw:frame presentation:style-name="標準_20_4-outline1" draw:layer="backgroundobjects" svg:width="24.639cm" svg:height="12.18cm" svg:x="1.4cm" svg:y="4.914cm" presentation:class="outline" presentation:placeholder="true">
        <draw:text-box/>
      </draw:frame>
      <draw:frame presentation:style-name="Mpr2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2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2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draw:frame draw:style-name="Mgr3" draw:text-style-name="MP5" draw:layer="backgroundobjects" svg:width="27.518cm" svg:height="7.45cm" svg:x="0.5cm" svg:y="4.918cm">
        <draw:image xlink:href="Pictures/10000201000003CF00000107226547DC.png" xlink:type="simple" xlink:show="embed" xlink:actuate="onLoad">
          <text:p/>
        </draw:image>
      </draw:frame>
      <draw:frame presentation:style-name="標準_20_4-title" draw:layer="backgroundobjects" svg:width="23.799cm" svg:height="3.506cm" svg:x="3.8cm" svg:y="6.89cm" presentation:class="title" presentation:placeholder="true">
        <draw:text-box/>
      </draw:frame>
      <presentation:notes style:page-layout-name="PM2">
        <draw:page-thumbnail presentation:style-name="標準_20_4-title" draw:layer="backgroundobjects" svg:width="14.848cm" svg:height="11.136cm" svg:x="3.075cm" svg:y="2.257cm" presentation:class="page"/>
        <draw:frame presentation:style-name="標準_20_4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標準_20_5" style:display-name="標準 5" style:page-layout-name="PM1" draw:style-name="Mdp1">
      <draw:frame presentation:style-name="標準_20_5-outline1" draw:layer="backgroundobjects" svg:width="24.639cm" svg:height="12.18cm" svg:x="1.4cm" svg:y="4.914cm" presentation:class="outline" presentation:placeholder="true">
        <draw:text-box/>
      </draw:frame>
      <draw:frame presentation:style-name="Mpr3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3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3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draw:frame draw:style-name="Mgr3" draw:text-style-name="MP5" draw:layer="backgroundobjects" svg:width="27.522cm" svg:height="2.968cm" svg:x="0.478cm" svg:y="4.853cm">
        <draw:image xlink:href="Pictures/10000201000003CF000000691BC7A0E2.png" xlink:type="simple" xlink:show="embed" xlink:actuate="onLoad">
          <text:p/>
        </draw:image>
      </draw:frame>
      <draw:frame presentation:style-name="標準_20_5-title" draw:layer="backgroundobjects" svg:width="24.4cm" svg:height="3.506cm" svg:x="3.1cm" svg:y="4.584cm" presentation:class="title" presentation:placeholder="true">
        <draw:text-box/>
      </draw:frame>
      <presentation:notes style:page-layout-name="PM2">
        <draw:page-thumbnail presentation:style-name="標準_20_5-title" draw:layer="backgroundobjects" svg:width="14.848cm" svg:height="11.136cm" svg:x="3.075cm" svg:y="2.257cm" presentation:class="page"/>
        <draw:frame presentation:style-name="標準_20_5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F6A73BB4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3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3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3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標準_20_7" style:display-name="標準 7" style:page-layout-name="PM1" draw:style-name="Mdp1">
      <draw:frame draw:style-name="Mgr3" draw:text-style-name="MP5" draw:layer="backgroundobjects" svg:width="27.999cm" svg:height="3.268cm" svg:x="0cm" svg:y="0cm">
        <draw:image xlink:href="Pictures/10000201000003E000000073C0ED673A.png" xlink:type="simple" xlink:show="embed" xlink:actuate="onLoad">
          <text:p/>
        </draw:image>
      </draw:frame>
      <draw:frame presentation:style-name="標準_20_7-title" draw:layer="backgroundobjects" svg:width="24.2cm" svg:height="3.506cm" svg:x="1.4cm" svg:y="0.837cm" presentation:class="title" presentation:placeholder="true">
        <draw:text-box/>
      </draw:frame>
      <draw:frame presentation:style-name="標準_20_7-outline1" draw:layer="backgroundobjects" svg:width="24.639cm" svg:height="12.18cm" svg:x="1.4cm" svg:y="4.914cm" presentation:class="outline" presentation:placeholder="true">
        <draw:text-box/>
      </draw:frame>
      <draw:frame presentation:style-name="Mpr3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3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3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標準_20_7-title" draw:layer="backgroundobjects" svg:width="0.001cm" svg:height="0.001cm" svg:x="0cm" svg:y="2.257cm" presentation:class="page"/>
        <draw:frame presentation:style-name="標準_20_7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40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4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4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44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4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4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7-02-24T23:05:01.646811000</dc:date>
    <meta:editing-duration>P7DT6H58M11S</meta:editing-duration>
    <meta:editing-cycles>943</meta:editing-cycles>
    <meta:generator>LibreOffice/4.4.6.3$MacOSX_X86_64 LibreOffice_project/e8938fd3328e95dcf59dd64e7facd2c7d67c704d</meta:generator>
    <meta:document-statistic meta:object-count="323"/>
  </office:meta>
</office:document-meta>
</file>